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L1">
      <style:text-properties fo:font-size="10pt" style:font-size-asian="10pt" style:font-size-complex="10pt"/>
    </style:style>
    <style:style style:name="P4" style:family="paragraph" style:parent-style-name="Standard" style:list-style-name="L2">
      <style:text-properties fo:font-size="10pt" style:font-size-asian="10pt" style:font-size-complex="10pt"/>
    </style:style>
    <style:style style:name="P5" style:family="paragraph" style:parent-style-name="Standard" style:list-style-name="L4">
      <style:text-properties fo:font-size="10pt" style:font-size-asian="10pt" style:font-size-complex="10pt"/>
    </style:style>
    <style:style style:name="P6" style:family="paragraph" style:parent-style-name="Standard" style:list-style-name="L5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: Can enter inbound keywords</text:p>
      <text:p text:style-name="P1"/>
      <text:p text:style-name="P1">Tests:</text:p>
      <text:list xml:id="list976885529" text:style-name="L1">
        <text:list-item>
          <text:p text:style-name="P3">SNU Editor</text:p>
        </text:list-item>
        <text:list-item>
          <text:p text:style-name="P3">K3 Rule Editor</text:p>
        </text:list-item>
      </text:list>
      <text:p text:style-name="P1"/>
      <text:p text:style-name="P1">Preconditions:</text:p>
      <text:list xml:id="list616574249" text:style-name="L2">
        <text:list-item>
          <text:p text:style-name="P4">[SNU Editor] is open</text:p>
        </text:list-item>
      </text:list>
      <text:p text:style-name="P1"/>
      <text:p text:style-name="P1">Steps:</text:p>
      <text:list xml:id="list1167707312" text:style-name="L4">
        <text:list-item>
          <text:p text:style-name="P5">Select a row in the [K3 Rule Editor]</text:p>
        </text:list-item>
        <text:list-item>
          <text:p text:style-name="P5">Enter a valid time for that row</text:p>
        </text:list-item>
        <text:list-item>
          <text:p text:style-name="P5">In the code colum, enter a keyword followed by the '&lt;' symbol. </text:p>
        </text:list-item>
        <text:list-item>
          <text:p text:style-name="P5">Complete editing (focus outside the editor or press enter)</text:p>
        </text:list-item>
      </text:list>
      <text:p text:style-name="P1"/>
      <text:p text:style-name="P1">Result:</text:p>
      <text:list xml:id="list1565196159" text:style-name="L5">
        <text:list-item>
          <text:p text:style-name="P6">The entered keyword should no longer appear in the editor</text:p>
        </text:list-item>
        <text:list-item>
          <text:p text:style-name="P6">The entered keyword should appear in [Find Keywords]</text:p>
        </text:list-item>
        <text:list-item>
          <text:p text:style-name="P6">The entered keyword should appear in the [SNU Editor Keyword Widget]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4T18:36:56</meta:creation-date>
    <meta:generator>OpenOffice.org/3.0$Unix OpenOffice.org_project/300m9$Build-9358</meta:generator>
    <dc:date>2009-04-05T12:35:04</dc:date>
    <meta:editing-duration>PT04H08M39S</meta:editing-duration>
    <meta:editing-cycles>5</meta:editing-cycles>
    <meta:document-statistic meta:table-count="0" meta:image-count="0" meta:object-count="0" meta:page-count="1" meta:paragraph-count="15" meta:word-count="93" meta:character-count="491"/>
    <meta:user-defined meta:name="Info 1"/>
    <meta:user-defined meta:name="Info 2"/>
    <meta:user-defined meta:name="Info 3"/>
    <meta:user-defined meta:name="Info 4"/>
  </office:meta>
</office:document-meta>
</file>